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style="italic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2pt" fo:language="fr" fo:country="FR" fo:font-style="italic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Calibri1" fo:font-size="10pt" fo:language="fr" fo:country="FR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7856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1e6bc0" officeooo:paragraph-rsid="001e6bc0"/>
    </style:style>
    <style:style style:name="P12" style:family="paragraph" style:parent-style-name="Standard" style:master-page-name="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style:page-number="auto" fo:background-color="transparent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normal" officeooo:rsid="001e6bc0" officeooo:paragraph-rsid="001e6bc0" fo:background-color="transparent" style:font-name-asian="Calibri1" style:font-name-complex="Calibri1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normal" officeooo:rsid="00206e3a" officeooo:paragraph-rsid="001abf44" fo:background-color="transparent" style:font-name-asian="Calibri1" style:font-size-asian="7.84999990463257pt" style:font-name-complex="Calibri1" style:font-size-complex="9pt"/>
    </style:style>
    <style:style style:name="P15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font-size="8pt" style:font-size-asian="8pt" style:font-size-complex="8pt"/>
    </style:style>
    <style:style style:name="T1" style:family="text">
      <style:text-properties style:use-window-font-color="true" style:font-name="Calibri1" fo:font-size="9pt" fo:language="fr" fo:country="FR" fo:font-weight="normal" officeooo:rsid="001a7856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weight="normal" officeooo:rsid="001c0f30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weight="normal" officeooo:rsid="001ca380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9pt" fo:language="fr" fo:country="FR" fo:font-weight="normal" officeooo:rsid="0020d074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9pt" fo:language="fr" fo:country="FR" fo:font-style="italic" fo:font-weight="normal" officeooo:rsid="0017deff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9pt" fo:language="fr" fo:country="FR" fo:font-style="italic" fo:font-weight="normal" officeooo:rsid="001c0f30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Calibri1" fo:font-size="9pt" fo:language="fr" fo:country="FR" fo:font-weight="bold" fo:background-color="transparent" loext:char-shading-value="0" style:font-name-asian="Calibri1" style:font-size-asian="7.84999990463257pt" style:font-name-complex="Calibri1" style:font-size-complex="9pt"/>
    </style:style>
    <style:style style:name="T9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1c0f30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8pt" fo:language="fr" fo:country="FR" fo:font-weight="normal" officeooo:rsid="001ca380" fo:background-color="transparent" loext:char-shading-value="0" style:font-name-asian="Calibri1" style:font-name-complex="Calibri1"/>
    </style:style>
    <style:style style:name="T14" style:family="text">
      <style:text-properties style:use-window-font-color="true" style:font-name="Calibri1" fo:font-size="8pt" fo:language="fr" fo:country="FR" fo:font-weight="normal" officeooo:rsid="001e6bc0" fo:background-color="transparent" loext:char-shading-value="0" style:font-name-asian="Calibri1" style:font-name-complex="Calibri1"/>
    </style:style>
    <style:style style:name="T15" style:family="text">
      <style:text-properties style:use-window-font-color="true" style:font-name="Calibri1" fo:font-size="8pt" fo:language="fr" fo:country="FR" fo:font-weight="normal" officeooo:rsid="001f289f" fo:background-color="transparent" loext:char-shading-value="0" style:font-name-asian="Calibri1" style:font-name-complex="Calibri1"/>
    </style:style>
    <style:style style:name="T16" style:family="text">
      <style:text-properties style:use-window-font-color="true" style:font-name="Calibri1" fo:font-size="8pt" fo:language="fr" fo:country="FR" fo:font-weight="normal" officeooo:rsid="0020d074" fo:background-color="transparent" loext:char-shading-value="0" style:font-name-asian="Calibri1" style:font-name-complex="Calibri1"/>
    </style:style>
    <style:style style:name="T17" style:family="text">
      <style:text-properties style:use-window-font-color="true" style:font-name="Calibri1" fo:font-size="8pt" fo:language="fr" fo:country="FR" fo:font-weight="normal" officeooo:rsid="001abf44" fo:background-color="transparent" loext:char-shading-value="0" style:font-name-asian="Calibri1" style:font-size-asian="7.84999990463257pt" style:font-name-complex="Calibri1" style:font-size-complex="9pt"/>
    </style:style>
    <style:style style:name="T18" style:family="text">
      <style:text-properties style:use-window-font-color="true" style:font-name="Calibri1" fo:font-size="8pt" fo:language="fr" fo:country="FR" fo:font-weight="normal" officeooo:rsid="001f289f" fo:background-color="transparent" loext:char-shading-value="0" style:font-name-asian="Calibri1" style:font-size-asian="7.84999990463257pt" style:font-name-complex="Calibri1" style:font-size-complex="9pt"/>
    </style:style>
    <style:style style:name="T19" style:family="text">
      <style:text-properties style:use-window-font-color="true" style:font-name="Calibri1" fo:font-size="8pt" fo:language="fr" fo:country="FR" fo:font-weight="normal" officeooo:rsid="00206e3a" fo:background-color="transparent" loext:char-shading-value="0" style:font-name-asian="Calibri1" style:font-size-asian="7.84999990463257pt" style:font-name-complex="Calibri1" style:font-size-complex="9pt"/>
    </style:style>
    <style:style style:name="T20" style:family="text">
      <style:text-properties style:use-window-font-color="true" style:font-name="Calibri1" fo:font-size="8pt" fo:language="fr" fo:country="FR" fo:font-weight="normal" officeooo:rsid="0020d074" fo:background-color="transparent" loext:char-shading-value="0" style:font-name-asian="Calibri1" style:font-size-asian="7.84999990463257pt" style:font-name-complex="Calibri1" style:font-size-complex="9pt"/>
    </style:style>
    <style:style style:name="T21" style:family="text">
      <style:text-properties style:use-window-font-color="true" style:font-name="Calibri1" fo:font-size="8pt" fo:language="fr" fo:country="FR" fo:font-weight="normal" officeooo:rsid="0020d074" fo:background-color="transparent" loext:char-shading-value="0" style:font-name-asian="Calibri1" style:font-size-asian="8pt" style:font-name-complex="Calibri1" style:font-size-complex="8pt"/>
    </style:style>
    <style:style style:name="T22" style:family="text">
      <style:text-properties style:use-window-font-color="true" style:font-name="Calibri1" fo:font-size="8pt" fo:language="fr" fo:country="FR" fo:font-weight="normal" officeooo:rsid="001c0f30" fo:background-color="transparent" loext:char-shading-value="0" style:font-name-asian="Calibri1" style:font-size-asian="8pt" style:font-name-complex="Calibri1" style:font-size-complex="8pt"/>
    </style:style>
    <style:style style:name="T23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24" style:family="text">
      <style:text-properties style:use-window-font-color="true" style:font-name="Calibri1" fo:font-size="8pt" fo:language="fr" fo:country="FR" fo:font-weight="bold" officeooo:rsid="001c0f30" fo:background-color="transparent" loext:char-shading-value="0" style:font-name-asian="Calibri1" style:font-name-complex="Calibri1"/>
    </style:style>
    <style:style style:name="T25" style:family="text">
      <style:text-properties style:use-window-font-color="true" style:font-name="Calibri1" fo:language="fr" fo:country="FR" fo:font-weight="normal" officeooo:rsid="001c0f30" fo:background-color="transparent" loext:char-shading-value="0" style:font-name-asian="Calibri1" style:font-name-complex="Calibri1"/>
    </style:style>
    <style:style style:name="T26" style:family="text">
      <style:text-properties style:use-window-font-color="true" style:font-name="Calibri1" fo:language="fr" fo:country="FR" fo:font-weight="normal" officeooo:rsid="001ca380" fo:background-color="transparent" loext:char-shading-value="0" style:font-name-asian="Calibri1" style:font-name-complex="Calibri1"/>
    </style:style>
    <style:style style:name="T27" style:family="text">
      <style:text-properties style:use-window-font-color="true" style:font-name="Calibri1" fo:language="fr" fo:country="FR" fo:font-weight="normal" officeooo:rsid="0020d074" fo:background-color="transparent" loext:char-shading-value="0" style:font-name-asian="Calibri1" style:font-name-complex="Calibri1"/>
    </style:style>
    <style:style style:name="T28" style:family="text">
      <style:text-properties officeooo:rsid="0017deff"/>
    </style:style>
    <style:style style:name="T29" style:family="text">
      <style:text-properties officeooo:rsid="001a7856"/>
    </style:style>
    <style:style style:name="T30" style:family="text">
      <style:text-properties officeooo:rsid="001c0f30"/>
    </style:style>
    <style:style style:name="T31" style:family="text">
      <style:text-properties officeooo:rsid="0020d0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3">Rapport de réunion n°<text:span text:style-name="T30">1</text:span></text:p>
      <text:p text:style-name="P3"/>
      <text:p text:style-name="P8"><text:span text:style-name="T9"><text:tab/></text:span><text:span text:style-name="T5">Date de la réunion : </text:span><text:span text:style-name="T7">2</text:span><text:span text:style-name="T6">/</text:span><text:span text:style-name="T7">02</text:span><text:span text:style-name="T5">/202</text:span><text:span text:style-name="T7">1</text:span></text:p>
      <text:p text:style-name="P2"><text:tab/>Date de la prochaine réunion : <text:span text:style-name="T30">0</text:span><text:span text:style-name="T29">5</text:span><text:span text:style-name="T28">/</text:span><text:span text:style-name="T30">0</text:span><text:span text:style-name="T28">2</text:span>/202<text:span text:style-name="T30">1</text:span></text:p>
      <text:p text:style-name="P4"/>
      <text:p text:style-name="P7"><text:span text:style-name="T10">Ordre du jour : </text:span><text:span text:style-name="T11">Lancement du stage</text:span></text:p>
      <text:p text:style-name="P5"/>
      <text:p text:style-name="P8"><text:span text:style-name="T23">1. Ce que l</text:span><text:span text:style-name="T24">e stagiaire a</text:span><text:span text:style-name="T23"> dit</text:span></text:p>
      <text:p text:style-name="P12"><text:span text:style-name="T1"><text:tab/></text:span><text:span text:style-name="T21">L’objectif</text:span><text:span text:style-name="T22"> de ce stage est de concevoir une méthode d’évaluation d’IDS (</text:span><text:span text:style-name="T21">détecteur</text:span><text:span text:style-name="T22"> d’intrusion). Pour cela il nous faut du trafic normal et du trafic d’attaque. Nous devons </text:span><text:span text:style-name="T21">générer</text:span><text:span text:style-name="T22"> ces deux types de trafic. L’objectif et la problématique exacte devront émerger d’une analyse de la littérature scientifique existante.</text:span></text:p>
      <text:p text:style-name="P15"><text:span text:style-name="T25"><text:tab/></text:span><text:span text:style-name="T26">Nous avons </text:span><text:span text:style-name="T27">commencé</text:span><text:span text:style-name="T26"> à lire le rapport du doctorant</text:span><text:span text:style-name="T27">, mais</text:span><text:span text:style-name="T26"> il nous faut faire une analyse plus </text:span><text:span text:style-name="T27">sérieuse</text:span><text:span text:style-name="T26"> avec des </text:span><text:span text:style-name="T27">fiches</text:span><text:span text:style-name="T26"> de lecture.</text:span></text:p>
      <text:p text:style-name="P8"><text:span text:style-name="T23">2. Ce que les </text:span><text:span text:style-name="T24">encadrants</text:span><text:span text:style-name="T23"> ont ajoutés</text:span></text:p>
      <text:p text:style-name="P9"><text:span text:style-name="T12"><text:tab/></text:span><text:span text:style-name="T13">Ce stage doit </text:span><text:span text:style-name="T16">être</text:span><text:span text:style-name="T13"> réalisé en autonomie, il ne faut pas hésiter à contacter les encadrants </text:span><text:span text:style-name="T16">s’</text:span><text:span text:style-name="T13">il y a un </text:span><text:span text:style-name="T16">problème</text:span><text:span text:style-name="T13">, autrement ils supposeront que tout se passe bien.</text:span></text:p>
      <text:p text:style-name="P9"><text:span text:style-name="T13"><text:tab/></text:span><text:span text:style-name="T14">Il faut que les travaux soit le plus clair et le plus reproductible possible, on pensera notamment à des outils comme Git, Wiki ou bien au MOOC « reproductibilité scientifique »</text:span></text:p>
      <text:p text:style-name="P13"><text:tab/>Les premiers jours <text:span text:style-name="T31">consisteront</text:span> essentiellement en de la lecture d’articles afin de bien cerner le sujet. Il faut que cette lecture soit active et qu’il en résulte des <text:span text:style-name="T31">traces</text:span> écrites (ce qui a été lu, quelles sont les idées<text:span text:style-name="T31">…</text:span>)</text:p>
      <text:p text:style-name="P13"><text:tab/>La recherche <text:span text:style-name="T31">pourra</text:span> commencer par le rapport du doctorant et se continuer sur ses <text:span text:style-name="T31">références</text:span> afin de se <text:span text:style-name="T31">poursuivre</text:span> sur les documents <text:span text:style-name="T31">citant</text:span> ces <text:span text:style-name="T31">mèmes</text:span> r<text:span text:style-name="T31">é</text:span>f<text:span text:style-name="T31">é</text:span>r<text:span text:style-name="T31">e</text:span>nces (à l’aide de <text:span text:style-name="T31">Google</text:span> doc, on peut essayer de trouver les articles citant un papier spécifique)</text:p>
      <text:p text:style-name="P13"><text:tab/>Essayer de télécharger assez vite les dataset (CICIDS2018 notamment) car ils sont <text:span text:style-name="T31">plutôt</text:span> volumineux.</text:p>
      <text:p text:style-name="P11"><text:span text:style-name="T12"><text:tab/></text:span><text:span text:style-name="T15">Nous travaillerons à </text:span><text:span text:style-name="T16">l’étude</text:span><text:span text:style-name="T15"> de graphe d’attaque, </text:span><text:span text:style-name="T16">ceux-ci</text:span><text:span text:style-name="T15"> </text:span><text:span text:style-name="T16">représentent</text:span><text:span text:style-name="T15"> les </text:span><text:span text:style-name="T16">étapes</text:span><text:span text:style-name="T15"> par lesquels un </text:span><text:span text:style-name="T16">système</text:span><text:span text:style-name="T15"> passe durant une attaque. Ils peuvent </text:span><text:span text:style-name="T16">être</text:span><text:span text:style-name="T15"> de </text:span><text:span text:style-name="T16">plusieurs</text:span><text:span text:style-name="T15"> </text:span><text:span text:style-name="T16">formes</text:span><text:span text:style-name="T15">. On peut imaginer un graphe d’attaque où les nœuds seraient les états des </text:span><text:span text:style-name="T16">privilèges</text:span><text:span text:style-name="T15"> qu’un attaquant aurait sur les </text:span><text:span text:style-name="T16">différentes</text:span><text:span text:style-name="T15"> machines d’un réseau, et les arcs serait les opérations pour parvenir à ces états.</text:span></text:p>
      <text:p text:style-name="P6">3. Ce <text:span text:style-name="T31">qu’</text:span>il faut faire pour la prochaine séance</text:p>
      <text:p text:style-name="P10"><text:span text:style-name="T8"><text:tab/></text:span><text:span text:style-name="T18">Lire le compte rendu du </text:span><text:span text:style-name="T19">doctorant</text:span><text:span text:style-name="T18"> et en faire une fiche. Faire de </text:span><text:span text:style-name="T20">même</text:span><text:span text:style-name="T18"> avec les </text:span><text:span text:style-name="T20">références</text:span><text:span text:style-name="T18"> qu’il</text:span><text:span text:style-name="T17"> </text:span><text:span text:style-name="T19">a </text:span><text:span text:style-name="T20">utilisées</text:span></text:p>
      <text:p text:style-name="P14"><text:tab/>Télécharger les jeux de données</text:p>
      <text:p text:style-name="P14"><text:tab/>Informer quotidiennement les organisateurs de notre avancement</text:p>
      <text:p text:style-name="P14"><text:tab/>Essayer de faire le MOOC « reproductibilité scientifique 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2T11:48:40.771390636</dc:date>
    <meta:editing-duration>PT28M43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20" meta:word-count="374" meta:character-count="2266" meta:non-whitespace-character-count="1898"/>
  </office:meta>
</office:document-meta>
</file>